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1e73" officeooo:paragraph-rsid="00001e73"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1e73" officeooo:paragraph-rsid="000024b7"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5"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6" style:family="paragraph" style:parent-style-name="Standard">
      <style:paragraph-properties fo:line-height="150%" fo:text-align="center" style:justify-single-word="false"/>
      <style:text-properties style:font-name="FreeMono" fo:font-size="14pt" fo:font-weight="bold" officeooo:rsid="00001e73" officeooo:paragraph-rsid="00001e73"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FreeMono" fo:font-size="14pt" fo:font-weight="bold" officeooo:rsid="000024b7" officeooo:paragraph-rsid="000024b7"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10" style:family="paragraph" style:parent-style-name="Standard">
      <style:paragraph-properties fo:line-height="150%" fo:text-align="center" style:justify-single-word="false" fo:break-before="page"/>
      <style:text-properties style:font-name="FreeMono" fo:font-size="14pt" fo:font-weight="bold" officeooo:rsid="00001e73" officeooo:paragraph-rsid="00001e73" style:font-size-asian="14pt" style:font-weight-asian="bold" style:font-size-complex="14pt" style:font-weight-complex="bold"/>
    </style:style>
    <style:style style:name="P11"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T1" style:family="text">
      <style:text-properties officeooo:rsid="000024b7"/>
    </style:style>
    <style:style style:name="T2" style:family="text">
      <style:text-properties fo:font-style="italic" style:font-style-asian="italic" style:font-style-complex="italic"/>
    </style:style>
    <style:style style:name="T3" style:family="text">
      <style:text-properties officeooo:rsid="000048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30-1-2015</text:p>
      <text:p text:style-name="P1">CPE 324</text:p>
      <text:p text:style-name="P1"/>
      <text:p text:style-name="P6">Lab Report 02</text:p>
      <text:p text:style-name="P9"/>
      <text:p text:style-name="P11"/>
      <text:p text:style-name="P10">Introduction</text:p>
      <text:p text:style-name="P2"/>
      <text:p text:style-name="P3">In this laboratory we furthered our understanding of DE2-115 logic trainer and Quartus's design tools. As an initial <text:span text:style-name="T1">exercise we implemented a recent homework assignment in a ROM table, flashed it to a 57C256 IC, and used the logic functions now on the chip to control a seven segment display. We then ported the same logic functions to a graphical representation in Quartus, compiled the layout, synthesized and loaded it to the FPGA on the DE2-115, and again controlled a seven segment display. Our final assignment was to utilize the logic functions once again to create a fuse map which corresponds to the 16L8 PAL device, with the result being control of the same seven segment display. By way of these three tasks we intend to gain a basic understanding of the process which takes an initial logic function to a usable implementation by way of rom table on EPROM, layout on an FPGA, or fuse map on a PAL.</text:span></text:p>
      <text:p text:style-name="P3"/>
      <text:p text:style-name="P7">Theory and Analysis</text:p>
      <text:p text:style-name="P4"/>
      <text:p text:style-name="P4">As our lab was designed to provide a cursory overview of several logic to chip methods, we have mostly qualitative theory available as experience with the devices. The most prevalent mathematical device used in this lab was a Karnaugh map to minify the logic functions involved. <text:span text:style-name="T3">Though covered by our lab manual, it is important to note that a key theoretical note of the lab was that our seven segment led display required logic low signals to light up a segment, while our initial logic functions were based on a logic high.</text:span></text:p>
      <text:p text:style-name="P4"/>
      <text:p text:style-name="P7"><text:soft-page-break/>Procedures</text:p>
      <text:p text:style-name="P4"/>
      <text:p text:style-name="P4">The procedures for this lab were followed very closely from the lab manual “<text:span text:style-name="T2">ROM, PLD, &amp; FPGA Implementations of a 7 Segment LED Display Converter</text:span>” as provided in class. <text:span text:style-name="T3">A much better understanding of the attention to detail required by logic analysis techniques was the benefit of three failed attempts at programming the 16L8 PAL device. Each time the incorrect function of the chip was compared to the desired output and then a Karnaugh map was revised and re-written as a now-correct minterm function. The only other deviation from our lab instructions was while designing our FPGA implementation in Quartus. It appears that several methods were used throughout the class to arrive at a working synthesis of the project, and there was some confusion as to the correct procedure. This we hope to resolve in Lab 03 as we continue to use Quartus with Verilog.</text:span></text:p>
      <text:p text:style-name="P4"/>
      <text:p text:style-name="P8">Results</text:p>
      <text:p text:style-name="P5"/>
      <text:p text:style-name="P5">In each assignment our result was the ability to control a seven segment display with four SPDT switches on the DE2-115. The control method matched that of the 8-4-2-1 weighted value design, in which the binary representation of the switches corresponded to the hex values 0-F.</text:p>
      <text:p text:style-name="P5"/>
      <text:p text:style-name="P8">Conclusion</text:p>
      <text:p text:style-name="P5"/>
      <text:p text:style-name="P5">In this lab we learned several brand new ways of utilizing logic design and minification techniques from EE 212 to drive a combinational circuit. While the end goal of the lab was accomplished, we do hope to continue our <text:soft-page-break/>investigation of these techniques in order to better understand and implemen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2-06T11:09:42.147148352</dc:date>
    <meta:editing-duration>PT34M49S</meta:editing-duration>
    <meta:editing-cycles>5</meta:editing-cycles>
    <meta:generator>LibreOffice/4.2.8.2$Linux_X86_64 LibreOffice_project/420m0$Build-2</meta:generator>
    <meta:print-date>2015-02-06T11:05:34.032646216</meta:print-date>
    <meta:document-statistic meta:table-count="0" meta:image-count="0" meta:object-count="0" meta:page-count="5" meta:paragraph-count="14" meta:word-count="509" meta:character-count="2979" meta:non-whitespace-character-count="2484"/>
  </office:meta>
</office:document-meta>
</file>